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5.438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7.075cm"/>
    </style:style>
    <style:style style:name="co8" style:family="table-column">
      <style:table-column-properties fo:break-before="auto" style:column-width="3.217cm"/>
    </style:style>
    <style:style style:name="co9" style:family="table-column">
      <style:table-column-properties fo:break-before="auto" style:column-width="5.5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style:text-align-source="fix" style:repeat-content="false" fo:wrap-option="wrap" fo:border="0.035cm solid #000000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35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Default">
      <style:table-cell-properties fo:background-color="#ff99ff" fo:border="0.035cm solid #000000"/>
    </style:style>
    <style:style style:name="ce8" style:family="table-cell" style:parent-style-name="Default">
      <style:table-cell-properties fo:background-color="#ff99ff"/>
    </style:style>
    <style:style style:name="ce9" style:family="table-cell" style:parent-style-name="Default">
      <style:table-cell-properties fo:wrap-option="wrap" fo:border="0.035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8">
      <style:table-cell-properties fo:wrap-option="wrap" fo:border="0.035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8">
      <style:table-cell-properties fo:wrap-option="wrap" fo:border="0.035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cc"/>
    </style:style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able-cell-properties fo:background-color="#ffff66" fo:border="0.035cm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99" fo:border="0.035cm solid #000000"/>
    </style:style>
    <style:style style:name="ce18" style:family="table-cell" style:parent-style-name="Default" style:data-style-name="N37">
      <style:table-cell-properties fo:background-color="#ffff99" fo:border="0.035cm solid #000000"/>
    </style:style>
    <style:style style:name="ce19" style:family="table-cell" style:parent-style-name="Default" style:data-style-name="N37">
      <style:table-cell-properties fo:border="0.035cm solid #000000"/>
    </style:style>
  </office:automatic-styles>
  <office:body>
    <office:spreadsheet>
      <table:table table:name="1N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Exemple 1 donnée avec type différe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taille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lain</text:p>
          </table:table-cell>
          <table:table-cell table:style-name="ce3" office:value-type="float" office:value="178">
            <text:p>17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éatrice</text:p>
          </table:table-cell>
          <table:table-cell table:style-name="ce9" office:value-type="string">
            <text:p>Entre 180 et 18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Céline</text:p>
          </table:table-cell>
          <table:table-cell table:style-name="ce3" office:value-type="float" office:value="192">
            <text:p>19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enis</text:p>
          </table:table-cell>
          <table:table-cell table:style-name="ce3" office:value-type="float" office:value="180">
            <text:p>18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om qui sont de même type</text:p>
          </table:table-cell>
          <table:table-cell office:value-type="string">
            <text:p>taille contient des valeurs qui ne sont pas de même type</text:p>
          </table:table-cell>
          <table:table-cell table:number-columns-repeated="5"/>
        </table:table-row>
        <table:table-row table:style-name="ro1">
          <table:table-cell office:value-type="string">
            <text:p>il n'y a qu'une seule information</text:p>
          </table:table-cell>
          <table:table-cell table:number-columns-repeated="6"/>
        </table:table-row>
        <table:table-row table:style-name="ro1">
          <table:table-cell office:value-type="string">
            <text:p>la colonne nom est ATOMIQUE</text:p>
          </table:table-cell>
          <table:table-cell office:value-type="string">
            <text:p>cette colonne n'est pas ATOMIQU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onc la table ci dessous n'est pas en 1NF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taille (FLOAT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lain</text:p>
          </table:table-cell>
          <table:table-cell table:style-name="ce10" office:value-type="float" office:value="178">
            <text:p>178,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éatrice</text:p>
          </table:table-cell>
          <table:table-cell table:style-name="ce11" office:value-type="float" office:value="180.5">
            <text:p>180,5</text:p>
          </table:table-cell>
          <table:table-cell table:number-columns-repeated="5"/>
        </table:table-row>
        <table:table-row table:style-name="ro1">
          <table:table-cell table:style-name="ce3" office:value-type="string">
            <text:p>Céline</text:p>
          </table:table-cell>
          <table:table-cell table:style-name="ce10" office:value-type="float" office:value="192">
            <text:p>192,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enis</text:p>
          </table:table-cell>
          <table:table-cell table:style-name="ce10" office:value-type="float" office:value="180">
            <text:p>180,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ette table est désormais 1NF 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Exemple 2 données avec plusieurs valeurs</text:p>
          </table:table-cell>
          <table:table-cell table:number-columns-repeated="6"/>
        </table:table-row>
        <table:table-row table:style-name="ro1">
          <table:table-cell table:style-name="ce4" office:value-type="string">
            <text:p>email</text:p>
          </table:table-cell>
          <table:table-cell table:style-name="ce4" office:value-type="string">
            <text:p>nom client</text:p>
          </table:table-cell>
          <table:table-cell table:style-name="ce4" office:value-type="string">
            <text:p>adresse</text:p>
          </table:table-cell>
          <table:table-cell table:number-columns-repeated="4"/>
        </table:table-row>
        <table:table-row table:style-name="ro1">
          <table:table-cell table:style-name="ce5" office:value-type="string">
            <text:p>alain@yahoo.fr</text:p>
          </table:table-cell>
          <table:table-cell table:style-name="ce5" office:value-type="string">
            <text:p>Alain DOE</text:p>
          </table:table-cell>
          <table:table-cell table:style-name="ce12" office:value-type="string">
            <text:p>75 rue de Paris 75000 Paris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eatrice@yahoo.fr</text:p>
          </table:table-cell>
          <table:table-cell table:style-name="ce5" office:value-type="string">
            <text:p>Béatrice DOE</text:p>
          </table:table-cell>
          <table:table-cell table:style-name="ce12" office:value-type="string">
            <text:p>80 rue de Paris 75000 Paris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eline@yahoo.fr</text:p>
          </table:table-cell>
          <table:table-cell table:style-name="ce5" office:value-type="string">
            <text:p>Céline DUPONT</text:p>
          </table:table-cell>
          <table:table-cell table:style-name="ce12" office:value-type="string">
            <text:p>40 avenue de Berlin 92000 Clamar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es colonnes nom et adresse contiennent plusieurs informations, ces colonnes ne sont pas ATOMTIQUE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 office:value-type="string">
            <text:p>email</text:p>
          </table:table-cell>
          <table:table-cell table:style-name="ce4" office:value-type="string">
            <text:p>prénom client</text:p>
          </table:table-cell>
          <table:table-cell office:value-type="string">
            <text:p>nom client</text:p>
          </table:table-cell>
          <table:table-cell table:style-name="ce4" office:value-type="string">
            <text:p>num adresse</text:p>
          </table:table-cell>
          <table:table-cell office:value-type="string">
            <text:p>rue adresse</text:p>
          </table:table-cell>
          <table:table-cell office:value-type="string">
            <text:p>cp adresse</text:p>
          </table:table-cell>
          <table:table-cell office:value-type="string">
            <text:p>ville adresse</text:p>
          </table:table-cell>
        </table:table-row>
        <table:table-row table:style-name="ro1">
          <table:table-cell table:style-name="ce5" office:value-type="string">
            <text:p>alain@yahoo.fr</text:p>
          </table:table-cell>
          <table:table-cell table:style-name="ce5" office:value-type="string">
            <text:p>Alain</text:p>
          </table:table-cell>
          <table:table-cell office:value-type="string">
            <text:p>DOE</text:p>
          </table:table-cell>
          <table:table-cell table:style-name="ce12" office:value-type="float" office:value="75">
            <text:p>75</text:p>
          </table:table-cell>
          <table:table-cell office:value-type="string">
            <text:p>rue de Paris</text:p>
          </table:table-cell>
          <table:table-cell office:value-type="float" office:value="75000">
            <text:p>75000</text:p>
          </table:table-cell>
          <table:table-cell office:value-type="string">
            <text:p>Paris</text:p>
          </table:table-cell>
        </table:table-row>
        <table:table-row table:style-name="ro1">
          <table:table-cell table:style-name="ce5" office:value-type="string">
            <text:p>beatrice@yahoo.fr</text:p>
          </table:table-cell>
          <table:table-cell table:style-name="ce5" office:value-type="string">
            <text:p>Béatrice</text:p>
          </table:table-cell>
          <table:table-cell office:value-type="string">
            <text:p>DOE</text:p>
          </table:table-cell>
          <table:table-cell table:style-name="ce12" office:value-type="float" office:value="80">
            <text:p>80</text:p>
          </table:table-cell>
          <table:table-cell office:value-type="string">
            <text:p>rue de Paris</text:p>
          </table:table-cell>
          <table:table-cell office:value-type="float" office:value="75000">
            <text:p>75000</text:p>
          </table:table-cell>
          <table:table-cell office:value-type="string">
            <text:p>Paris</text:p>
          </table:table-cell>
        </table:table-row>
        <table:table-row table:style-name="ro1">
          <table:table-cell table:style-name="ce5" office:value-type="string">
            <text:p>celine@yahoo.fr</text:p>
          </table:table-cell>
          <table:table-cell table:style-name="ce5" office:value-type="string">
            <text:p>Céline</text:p>
          </table:table-cell>
          <table:table-cell office:value-type="string">
            <text:p>DUPONT</text:p>
          </table:table-cell>
          <table:table-cell table:style-name="ce12" office:value-type="float" office:value="40">
            <text:p>40</text:p>
          </table:table-cell>
          <table:table-cell office:value-type="string">
            <text:p>avenue de Berlin</text:p>
          </table:table-cell>
          <table:table-cell office:value-type="float" office:value="92000">
            <text:p>92000</text:p>
          </table:table-cell>
          <table:table-cell office:value-type="string">
            <text:p>Clama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version en 1er forme formale de la table précéden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Exemple 3 données avec regroupeme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>
            <text:p>joueur</text:p>
          </table:table-cell>
          <table:table-cell table:style-name="ce6" office:value-type="string">
            <text:p>équipements</text:p>
          </table:table-cell>
          <table:table-cell table:number-columns-repeated="5"/>
        </table:table-row>
        <table:table-row table:style-name="ro1">
          <table:table-cell table:style-name="ce6" office:value-type="string">
            <text:p>Playeur1</text:p>
          </table:table-cell>
          <table:table-cell table:style-name="ce6" office:value-type="string">
            <text:p>1 casque, 1 épée, 1 cheval</text:p>
          </table:table-cell>
          <table:table-cell table:number-columns-repeated="5"/>
        </table:table-row>
        <table:table-row table:style-name="ro1">
          <table:table-cell table:style-name="ce6" office:value-type="string">
            <text:p>Playeur2</text:p>
          </table:table-cell>
          <table:table-cell table:style-name="ce6" office:value-type="string">
            <text:p>2 chevaux</text:p>
          </table:table-cell>
          <table:table-cell table:number-columns-repeated="5"/>
        </table:table-row>
        <table:table-row table:style-name="ro1">
          <table:table-cell table:style-name="ce6" office:value-type="string">
            <text:p>Playeur3</text:p>
          </table:table-cell>
          <table:table-cell table:style-name="ce6" office:value-type="string">
            <text:p>1 casque , 1 fusil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>
            <text:p>joueur</text:p>
          </table:table-cell>
          <table:table-cell table:style-name="ce6" office:value-type="string">
            <text:p>équipement1</text:p>
          </table:table-cell>
          <table:table-cell table:style-name="ce6" office:value-type="string">
            <text:p>quantité1</text:p>
          </table:table-cell>
          <table:table-cell table:style-name="ce6" office:value-type="string">
            <text:p>équipement2</text:p>
          </table:table-cell>
          <table:table-cell table:style-name="ce6" office:value-type="string">
            <text:p>quantité2</text:p>
          </table:table-cell>
          <table:table-cell table:style-name="ce6" office:value-type="string">
            <text:p>équipement3</text:p>
          </table:table-cell>
          <table:table-cell table:style-name="ce6" office:value-type="string">
            <text:p>quantité3</text:p>
          </table:table-cell>
        </table:table-row>
        <table:table-row table:style-name="ro1">
          <table:table-cell table:style-name="ce6" office:value-type="string">
            <text:p>Playeur1</text:p>
          </table:table-cell>
          <table:table-cell table:style-name="ce6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épé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heval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Playeur2</text:p>
          </table:table-cell>
          <table:table-cell table:style-name="ce6" office:value-type="string">
            <text:p>cheval</text:p>
          </table:table-cell>
          <table:table-cell table:style-name="ce6" office:value-type="float" office:value="2">
            <text:p>2</text:p>
          </table:table-cell>
          <table:table-cell table:style-name="ce6" table:number-columns-repeated="4"/>
        </table:table-row>
        <table:table-row table:style-name="ro1">
          <table:table-cell table:style-name="ce6" office:value-type="string">
            <text:p>Playeur3</text:p>
          </table:table-cell>
          <table:table-cell table:style-name="ce6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usil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>
            <text:p>joueur</text:p>
          </table:table-cell>
          <table:table-cell table:style-name="ce7" office:value-type="string">
            <text:p>équipement</text:p>
          </table:table-cell>
          <table:table-cell table:style-name="ce6" office:value-type="string">
            <text:p>quantité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épée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heval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2</text:p>
          </table:table-cell>
          <table:table-cell table:style-name="ce7" office:value-type="string">
            <text:p>cheval</text:p>
          </table:table-cell>
          <table:table-cell table:style-name="ce6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fusil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toutes les valeurs sont désormais atomiques !!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Joueur + equipement =&gt; clé composite</text:p>
          </table:table-cell>
          <table:table-cell table:number-columns-repeated="6"/>
        </table:table-row>
        <table:table-row table:style-name="ro1">
          <table:table-cell table:style-name="ce8" office:value-type="string">
            <text:p>Dépendance fonctionnelle { joueur , equipement → quantite }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rdv 11h00 bon café @ toute suite !!</text:p>
          </table:table-cell>
          <table:table-cell table:number-columns-repeated="6"/>
        </table:table-row>
      </table:table>
      <table:table table:name="2NF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6" office:value-type="string">
            <text:p>joueur</text:p>
          </table:table-cell>
          <table:table-cell table:style-name="ce6" office:value-type="string">
            <text:p>équipements</text:p>
          </table:table-cell>
          <table:table-cell office:value-type="string">
            <text:p>niveau</text:p>
          </table:table-cell>
          <table:table-cell table:number-columns-repeated="7"/>
        </table:table-row>
        <table:table-row table:style-name="ro1">
          <table:table-cell table:style-name="ce6" office:value-type="string">
            <text:p>Playeur1</text:p>
          </table:table-cell>
          <table:table-cell table:style-name="ce6" office:value-type="string">
            <text:p>1 casque, 1 épée, 1 cheval</text:p>
          </table:table-cell>
          <table:table-cell office:value-type="string">
            <text:p>AVANCE</text:p>
          </table:table-cell>
          <table:table-cell table:number-columns-repeated="7"/>
        </table:table-row>
        <table:table-row table:style-name="ro1">
          <table:table-cell table:style-name="ce6" office:value-type="string">
            <text:p>Playeur2</text:p>
          </table:table-cell>
          <table:table-cell table:style-name="ce6" office:value-type="string">
            <text:p>2 chevaux</text:p>
          </table:table-cell>
          <table:table-cell office:value-type="string">
            <text:p>DEBUTANT</text:p>
          </table:table-cell>
          <table:table-cell table:number-columns-repeated="7"/>
        </table:table-row>
        <table:table-row table:style-name="ro1">
          <table:table-cell table:style-name="ce6" office:value-type="string">
            <text:p>Playeur3</text:p>
          </table:table-cell>
          <table:table-cell table:style-name="ce6" office:value-type="string">
            <text:p>1 casque , 1 fusil</text:p>
          </table:table-cell>
          <table:table-cell office:value-type="string">
            <text:p>AVANCE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elle est en 1NF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>
            <text:p>joueur</text:p>
          </table:table-cell>
          <table:table-cell table:style-name="ce7" office:value-type="string">
            <text:p>équipement</text:p>
          </table:table-cell>
          <table:table-cell table:style-name="ce6" office:value-type="string">
            <text:p>quantité</text:p>
          </table:table-cell>
          <table:table-cell table:style-name="ce6"/>
          <table:table-cell office:value-type="string">
            <text:p>niveau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épée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heval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2</text:p>
          </table:table-cell>
          <table:table-cell table:style-name="ce7" office:value-type="string">
            <text:p>cheval</text:p>
          </table:table-cell>
          <table:table-cell table:style-name="ce6" office:value-type="float" office:value="2">
            <text:p>2</text:p>
          </table:table-cell>
          <table:table-cell table:style-name="ce6"/>
          <table:table-cell office:value-type="string">
            <text:p>DEBUTANT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fusil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Est que cette table est en 2NF ???</text:p>
          </table:table-cell>
          <table:table-cell table:number-columns-repeated="9"/>
        </table:table-row>
        <table:table-row table:style-name="ro1">
          <table:table-cell office:value-type="string">
            <text:p><text:s/>IL FAUT QUE TOUTES LES COLONNES NON CLE SOIENT DEPENDENT COMPLETEMENT D'UNE CLE <text:s/>(un ou plusieurs colonnes CLE COMPOSITE 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vec cette nouvelle colonne</text:p>
          </table:table-cell>
          <table:table-cell table:number-columns-repeated="9"/>
        </table:table-row>
        <table:table-row table:style-name="ro2">
          <table:table-cell office:value-type="string">
            <text:p>Dependance fonctionnelle {joueur, équipement → quantite}</text:p>
          </table:table-cell>
          <table:table-cell table:number-columns-repeated="9"/>
        </table:table-row>
        <table:table-row table:style-name="ro2">
          <table:table-cell office:value-type="string">
            <text:p>Dependance fonctionnelle {joueur → niveau}</text:p>
          </table:table-cell>
          <table:table-cell table:number-columns-repeated="3"/>
          <table:table-cell office:value-type="string">
            <text:p>la colonne niveau est partiellement dépendante de la clé de table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table en tables 2NF</text:p>
          </table:table-cell>
          <table:table-cell table:number-columns-repeated="9"/>
        </table:table-row>
        <table:table-row table:style-name="ro1">
          <table:table-cell office:value-type="string">
            <text:p>il faut découper la table en table 100% dépendante de le clé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joueurs_equipements</text:p>
          </table:table-cell>
          <table:table-cell table:number-columns-repeated="4"/>
          <table:table-cell office:value-type="string">
            <text:p>joueurs</text:p>
          </table:table-cell>
          <table:table-cell table:number-columns-repeated="4"/>
        </table:table-row>
        <table:table-row table:style-name="ro1">
          <table:table-cell table:style-name="ce7" office:value-type="string">
            <text:p>joueur</text:p>
          </table:table-cell>
          <table:table-cell table:style-name="ce7" office:value-type="string">
            <text:p>équipement</text:p>
          </table:table-cell>
          <table:table-cell table:style-name="ce6" office:value-type="string">
            <text:p>quantité</text:p>
          </table:table-cell>
          <table:table-cell table:style-name="ce6"/>
          <table:table-cell/>
          <table:table-cell table:style-name="ce7" office:value-type="string">
            <text:p>joueur</text:p>
          </table:table-cell>
          <table:table-cell office:value-type="string">
            <text:p>niveau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/>
          <table:table-cell/>
          <table:table-cell table:style-name="ce7" office:value-type="string">
            <text:p>Playeur1</text:p>
          </table:table-cell>
          <table:table-cell office:value-type="string">
            <text:p>AVANCE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épée</text:p>
          </table:table-cell>
          <table:table-cell table:style-name="ce6" office:value-type="float" office:value="1">
            <text:p>1</text:p>
          </table:table-cell>
          <table:table-cell table:style-name="ce6"/>
          <table:table-cell/>
          <table:table-cell table:style-name="ce7" office:value-type="string">
            <text:p>Playeur2</text:p>
          </table:table-cell>
          <table:table-cell office:value-type="string">
            <text:p>DEBUTAN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heval</text:p>
          </table:table-cell>
          <table:table-cell table:style-name="ce6" office:value-type="float" office:value="1">
            <text:p>1</text:p>
          </table:table-cell>
          <table:table-cell table:style-name="ce6"/>
          <table:table-cell/>
          <table:table-cell table:style-name="ce7" office:value-type="string">
            <text:p>Playeur3</text:p>
          </table:table-cell>
          <table:table-cell office:value-type="string">
            <text:p>AVANCE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layeur2</text:p>
          </table:table-cell>
          <table:table-cell table:style-name="ce7" office:value-type="string">
            <text:p>cheval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fusil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découper notre table en 1FN en deux tables clé composite / joueur colonne non clé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es deux tables sont en 2NF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3" office:value-type="string">
            <text:p>exo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able client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6" office:value-type="string">
            <text:p>nom client</text:p>
          </table:table-cell>
          <table:table-cell table:style-name="ce6" office:value-type="string">
            <text:p>adresse client</text:p>
          </table:table-cell>
          <table:table-cell table:style-name="ce6" office:value-type="string">
            <text:p>produit</text:p>
          </table:table-cell>
          <table:table-cell table:style-name="ce6"/>
          <table:table-cell table:style-name="ce6" office:value-type="string">
            <text:p>qte</text:p>
          </table:table-cell>
          <table:table-cell table:style-name="ce6" office:value-type="string">
            <text:p>dte</text:p>
          </table:table-cell>
          <table:table-cell table:number-columns-repeated="4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string">
            <text:p>75 rue de Paris – <text:a xlink:href="mailto:a@yhoo.fr">a@yhoo.fr</text:a></text:p>
          </table:table-cell>
          <table:table-cell table:style-name="ce6" office:value-type="string">
            <text:p>produit A</text:p>
          </table:table-cell>
          <table:table-cell table:style-name="ce6"/>
          <table:table-cell table:style-name="ce6" office:value-type="float" office:value="20">
            <text:p>20</text:p>
          </table:table-cell>
          <table:table-cell table:style-name="ce19" office:value-type="date" office:date-value="2022-01-12">
            <text:p>12/01/2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string">
            <text:p>75 rue de Paris – <text:a xlink:href="mailto:a@yhoo.fr">a@yhoo.fr</text:a></text:p>
          </table:table-cell>
          <table:table-cell table:style-name="ce6" office:value-type="string">
            <text:p>produit B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19" office:value-type="date" office:date-value="2022-01-12">
            <text:p>12/01/2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Benoit</text:p>
          </table:table-cell>
          <table:table-cell table:style-name="ce6" office:value-type="string">
            <text:p>80 rue de Paris – <text:a xlink:href="mailto:b@yahoo.fr">b@yahoo.fr</text:a></text:p>
          </table:table-cell>
          <table:table-cell table:style-name="ce6" office:value-type="string">
            <text:p>produit A</text:p>
          </table:table-cell>
          <table:table-cell table:style-name="ce6"/>
          <table:table-cell table:style-name="ce6" office:value-type="float" office:value="50">
            <text:p>50</text:p>
          </table:table-cell>
          <table:table-cell table:style-name="ce19" office:value-type="date" office:date-value="2022-01-30">
            <text:p>30/01/2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Benoit</text:p>
          </table:table-cell>
          <table:table-cell table:style-name="ce6" office:value-type="string">
            <text:p>80 rue de Paris – <text:a xlink:href="mailto:b@yahoo.fr">b@yahoo.fr</text:a></text:p>
          </table:table-cell>
          <table:table-cell table:style-name="ce6" office:value-type="string">
            <text:p>produit B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19" office:value-type="date" office:date-value="2022-01-30">
            <text:p>30/01/2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string">
            <text:p>50 rue de Marseille – <text:a xlink:href="mailto:ab@yahoo.fr">ab@yahoo.fr</text:a></text:p>
          </table:table-cell>
          <table:table-cell table:style-name="ce6" office:value-type="string">
            <text:p>produit C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19" office:value-type="date" office:date-value="2021-02-15">
            <text:p>15/02/2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4" office:value-type="string">
            <text:p>mettre cette table sous forme norme 2 ?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st ce que cette table est en 1NF ???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6" office:value-type="string">
            <text:p>nom client</text:p>
          </table:table-cell>
          <table:table-cell table:style-name="ce6" office:value-type="string">
            <text:p>num rue</text:p>
          </table:table-cell>
          <table:table-cell table:style-name="ce6" office:value-type="string">
            <text:p>rue</text:p>
          </table:table-cell>
          <table:table-cell table:style-name="ce6"/>
          <table:table-cell table:style-name="ce15" office:value-type="string">
            <text:p>email</text:p>
          </table:table-cell>
          <table:table-cell table:style-name="ce17" office:value-type="string">
            <text:p>produit</text:p>
          </table:table-cell>
          <table:table-cell table:style-name="ce6" office:value-type="string">
            <text:p>qte</text:p>
          </table:table-cell>
          <table:table-cell table:style-name="ce17" office:value-type="string">
            <text:p>dte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rue de Paris</text:p>
          </table:table-cell>
          <table:table-cell table:style-name="ce6"/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A</text:p>
          </table:table-cell>
          <table:table-cell table:style-name="ce6" office:value-type="float" office:value="20">
            <text:p>20</text:p>
          </table:table-cell>
          <table:table-cell table:style-name="ce18" office:value-type="date" office:date-value="2022-01-12">
            <text:p>12/01/2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rue de Paris</text:p>
          </table:table-cell>
          <table:table-cell table:style-name="ce6"/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B</text:p>
          </table:table-cell>
          <table:table-cell table:style-name="ce6" office:value-type="float" office:value="10">
            <text:p>10</text:p>
          </table:table-cell>
          <table:table-cell table:style-name="ce18" office:value-type="date" office:date-value="2022-01-12">
            <text:p>12/01/2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Benoit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rue de Paris</text:p>
          </table:table-cell>
          <table:table-cell table:style-name="ce6"/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A</text:p>
          </table:table-cell>
          <table:table-cell table:style-name="ce6" office:value-type="float" office:value="50">
            <text:p>50</text:p>
          </table:table-cell>
          <table:table-cell table:style-name="ce18" office:value-type="date" office:date-value="2022-01-30">
            <text:p>30/01/2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Benoit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rue de Paris</text:p>
          </table:table-cell>
          <table:table-cell table:style-name="ce6"/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B</text:p>
          </table:table-cell>
          <table:table-cell table:style-name="ce6" office:value-type="float" office:value="12">
            <text:p>12</text:p>
          </table:table-cell>
          <table:table-cell table:style-name="ce18" office:value-type="date" office:date-value="2022-01-30">
            <text:p>30/01/2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ue de Marseille</text:p>
          </table:table-cell>
          <table:table-cell table:style-name="ce6"/>
          <table:table-cell table:style-name="ce15" office:value-type="string">
            <text:p><text:a xlink:href="mailto:ab@yahoo.fr">ab@yahoo.fr</text:a></text:p>
          </table:table-cell>
          <table:table-cell table:style-name="ce17" office:value-type="string">
            <text:p>produit C</text:p>
          </table:table-cell>
          <table:table-cell table:style-name="ce6" office:value-type="float" office:value="2">
            <text:p>2</text:p>
          </table:table-cell>
          <table:table-cell table:style-name="ce18" office:value-type="date" office:date-value="2021-02-15">
            <text:p>15/02/2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ransforme la table en 2ème forme normale </text:p>
          </table:table-cell>
          <table:table-cell table:number-columns-repeated="9"/>
        </table:table-row>
        <table:table-row table:style-name="ro1">
          <table:table-cell office:value-type="string">
            <text:p>faire en sorte que l'on ait des tables avec clé / non clé ET non clé doivent dépendre de leur clé INTEGRALEMENT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5" office:value-type="string">
            <text:p>email</text:p>
          </table:table-cell>
          <table:table-cell table:style-name="ce17" office:value-type="string">
            <text:p>produit</text:p>
          </table:table-cell>
          <table:table-cell table:style-name="ce17" office:value-type="string">
            <text:p>dte</text:p>
          </table:table-cell>
          <table:table-cell table:style-name="ce17" office:value-type="string">
            <text:p>clé</text:p>
          </table:table-cell>
          <table:table-cell table:style-name="ce6" office:value-type="string">
            <text:p>qte</text:p>
          </table:table-cell>
          <table:table-cell/>
          <table:table-cell table:style-name="ce15" office:value-type="string">
            <text:p>email</text:p>
          </table:table-cell>
          <table:table-cell table:style-name="ce6" office:value-type="string">
            <text:p>nom client</text:p>
          </table:table-cell>
          <table:table-cell table:style-name="ce6" office:value-type="string">
            <text:p>num rue</text:p>
          </table:table-cell>
          <table:table-cell table:style-name="ce6" office:value-type="string">
            <text:p>rue</text:p>
          </table:table-cell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12">
            <text:p>12/01/22</text:p>
          </table:table-cell>
          <table:table-cell table:style-name="ce18" table:formula="of:=[.A74]&amp;[.B74]&amp;&quot;12/01/2022&quot;" office:value-type="string" office:string-value="a@yhoo.frproduit A12/01/2022">
            <text:p>a@yhoo.frproduit A12/01/2022</text:p>
          </table:table-cell>
          <table:table-cell table:style-name="ce6" office:value-type="float" office:value="20">
            <text:p>20</text:p>
          </table:table-cell>
          <table:table-cell/>
          <table:table-cell table:style-name="ce15" office:value-type="string">
            <text:p><text:a xlink:href="mailto:a@yhoo.fr">a@yhoo.fr</text:a></text:p>
          </table:table-cell>
          <table:table-cell table:style-name="ce6" office:value-type="string">
            <text:p>Alain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rue de Paris</text:p>
          </table:table-cell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12">
            <text:p>12/01/22</text:p>
          </table:table-cell>
          <table:table-cell table:style-name="ce18" table:formula="of:=[.A75]&amp;[.B75]&amp;&quot;12/01/2022&quot;" office:value-type="string" office:string-value="a@yhoo.frproduit B12/01/2022">
            <text:p>a@yhoo.frproduit B12/01/2022</text:p>
          </table:table-cell>
          <table:table-cell table:style-name="ce6" office:value-type="float" office:value="10">
            <text:p>10</text:p>
          </table:table-cell>
          <table:table-cell/>
          <table:table-cell table:style-name="ce15" office:value-type="string">
            <text:p><text:a xlink:href="mailto:b@yahoo.fr">b@yahoo.fr</text:a></text:p>
          </table:table-cell>
          <table:table-cell table:style-name="ce6" office:value-type="string">
            <text:p>Benoit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rue de Paris</text:p>
          </table:table-cell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30">
            <text:p>30/01/22</text:p>
          </table:table-cell>
          <table:table-cell table:style-name="ce18" table:formula="of:=[.A76]&amp;[.B76]&amp;&quot;30/01/2022&quot;" office:value-type="string" office:string-value="b@yahoo.frproduit A30/01/2022">
            <text:p>b@yahoo.frproduit A30/01/2022</text:p>
          </table:table-cell>
          <table:table-cell table:style-name="ce6" office:value-type="float" office:value="50">
            <text:p>50</text:p>
          </table:table-cell>
          <table:table-cell/>
          <table:table-cell table:style-name="ce15" office:value-type="string">
            <text:p><text:a xlink:href="mailto:ab@yahoo.fr">ab@yahoo.fr</text:a></text:p>
          </table:table-cell>
          <table:table-cell table:style-name="ce6" office:value-type="string">
            <text:p>Alain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ue de Marseille</text:p>
          </table:table-cell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30">
            <text:p>30/01/22</text:p>
          </table:table-cell>
          <table:table-cell table:style-name="ce18" table:formula="of:=[.A77]&amp;[.B77]&amp;&quot;30/01/2022&quot;" office:value-type="string" office:string-value="b@yahoo.frproduit B30/01/2022">
            <text:p>b@yahoo.frproduit B30/01/2022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2">
          <table:table-cell table:style-name="ce15" office:value-type="string">
            <text:p><text:a xlink:href="mailto:ab@yahoo.fr">ab@yahoo.fr</text:a></text:p>
          </table:table-cell>
          <table:table-cell table:style-name="ce17" office:value-type="string">
            <text:p>produit C</text:p>
          </table:table-cell>
          <table:table-cell table:style-name="ce18" office:value-type="date" office:date-value="2021-02-15">
            <text:p>15/02/21</text:p>
          </table:table-cell>
          <table:table-cell table:style-name="ce18" table:formula="of:=[.A78]&amp;[.B78]&amp;&quot;15/02/2022&quot;" office:value-type="string" office:string-value="ab@yahoo.frproduit C15/02/2022">
            <text:p>ab@yahoo.frproduit C15/02/2022</text:p>
          </table:table-cell>
          <table:table-cell table:style-name="ce6" office:value-type="float" office:value="2">
            <text:p>2</text:p>
          </table:table-cell>
          <table:table-cell/>
          <table:table-cell office:value-type="string">
            <text:p>clé</text:p>
          </table:table-cell>
          <table:table-cell table:number-columns-repeated="2"/>
          <table:table-cell office:value-type="string">
            <text:p>attribut non clé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table:number-columns-spanned="3" table:number-rows-spanned="1">
            <text:p>clé composite</text:p>
          </table:table-cell>
          <table:covered-table-cell table:number-columns-repeated="2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ge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in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enoit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office:value-type="string">
            <text:p>Access === MySQL =&gt; SGBD</text:p>
          </table:table-cell>
          <table:table-cell table:number-columns-repeated="9"/>
        </table:table-row>
        <table:table-row table:style-name="ro1">
          <table:table-cell office:value-type="string">
            <text:p>Base =&gt; TABLE =&gt; COLUMN =&gt; TYPE =&gt; ajouter des lign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Excel =&gt; onglet qui contient plein de colonnes </text:p>
          </table:table-cell>
          <table:table-cell table:number-columns-repeated="9"/>
        </table:table-row>
      </table:table>
      <table:table table:name="3NF" table:style-name="ta1" table:print="false">
        <table:table-column table:style-name="co6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table universelle =&gt; 1FN (atomicité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able universelle =&gt; 2FN =&gt; 1NF + toutes les colonnes non clés dépendent d'une clé (peut avoir des clé composite / accepte pas les dépendances partielle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able universelle =&gt; 3FN =&gt; 1FN + 2FN + TOUTES LES COLONNES NON CLE ne doivent pas dépendre d'une colonne non clé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2">
          <table:table-cell table:style-name="ce15" office:value-type="string">
            <text:p>email</text:p>
          </table:table-cell>
          <table:table-cell table:style-name="ce17" office:value-type="string">
            <text:p>produit</text:p>
          </table:table-cell>
          <table:table-cell table:style-name="ce17" office:value-type="string">
            <text:p>dte</text:p>
          </table:table-cell>
          <table:table-cell table:style-name="ce6" office:value-type="string">
            <text:p>qte</text:p>
          </table:table-cell>
          <table:table-cell office:value-type="string">
            <text:p>Fabricant</text:p>
          </table:table-cell>
          <table:table-cell office:value-type="string">
            <text:p>Adresse</text:p>
          </table:table-cell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12">
            <text:p>12/01/22</text:p>
          </table:table-cell>
          <table:table-cell table:style-name="ce6" office:value-type="float" office:value="20">
            <text:p>20</text:p>
          </table:table-cell>
          <table:table-cell office:value-type="string">
            <text:p>Nike</text:p>
          </table:table-cell>
          <table:table-cell office:value-type="string">
            <text:p>40 rue de Lyon</text:p>
          </table:table-cell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12">
            <text:p>12/01/22</text:p>
          </table:table-cell>
          <table:table-cell table:style-name="ce6" office:value-type="float" office:value="10">
            <text:p>10</text:p>
          </table:table-cell>
          <table:table-cell office:value-type="string">
            <text:p>Reebok</text:p>
          </table:table-cell>
          <table:table-cell office:value-type="string">
            <text:p>20 rue de Madrid</text:p>
          </table:table-cell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30">
            <text:p>30/01/22</text:p>
          </table:table-cell>
          <table:table-cell table:style-name="ce6" office:value-type="float" office:value="50">
            <text:p>50</text:p>
          </table:table-cell>
          <table:table-cell office:value-type="string">
            <text:p>Nike</text:p>
          </table:table-cell>
          <table:table-cell office:value-type="string">
            <text:p>40 rue de Lyon</text:p>
          </table:table-cell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30">
            <text:p>30/01/22</text:p>
          </table:table-cell>
          <table:table-cell table:style-name="ce6" office:value-type="float" office:value="12">
            <text:p>12</text:p>
          </table:table-cell>
          <table:table-cell office:value-type="string">
            <text:p>Reebok</text:p>
          </table:table-cell>
          <table:table-cell office:value-type="string">
            <text:p>20 rue de Madrid</text:p>
          </table:table-cell>
        </table:table-row>
        <table:table-row table:style-name="ro2">
          <table:table-cell table:style-name="ce15" office:value-type="string">
            <text:p><text:a xlink:href="mailto:ab@yahoo.fr">ab@yahoo.fr</text:a></text:p>
          </table:table-cell>
          <table:table-cell table:style-name="ce17" office:value-type="string">
            <text:p>produit C</text:p>
          </table:table-cell>
          <table:table-cell table:style-name="ce18" office:value-type="date" office:date-value="2021-02-15">
            <text:p>15/02/21</text:p>
          </table:table-cell>
          <table:table-cell table:style-name="ce6" office:value-type="float" office:value="2">
            <text:p>2</text:p>
          </table:table-cell>
          <table:table-cell office:value-type="string">
            <text:p>Nike</text:p>
          </table:table-cell>
          <table:table-cell office:value-type="string">
            <text:p>40 rue de Lyo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épendance Transitive</text:p>
          </table:table-cell>
          <table:table-cell table:number-columns-repeated="2"/>
        </table:table-row>
      </table:table>
      <table:table table:name="Feuille4" table:style-name="ta1" table:print="false">
        <table:table-column table:style-name="co6" table:default-cell-style-name="ce15"/>
        <table:table-column table:style-name="co6" table:default-cell-style-name="ce17"/>
        <table:table-column table:style-name="co6" table:number-columns-repeated="2" table:default-cell-style-name="ce18"/>
        <table:table-column table:style-name="co6" table:default-cell-style-name="ce6"/>
        <table:table-row table:style-name="ro2">
          <table:table-cell office:value-type="string">
            <text:p>email</text:p>
          </table:table-cell>
          <table:table-cell office:value-type="string">
            <text:p>produit</text:p>
          </table:table-cell>
          <table:table-cell table:style-name="ce17" office:value-type="string">
            <text:p>dte</text:p>
          </table:table-cell>
          <table:table-cell table:style-name="ce17" office:value-type="string">
            <text:p>clé</text:p>
          </table:table-cell>
          <table:table-cell office:value-type="string">
            <text:p>qte</text:p>
          </table:table-cell>
        </table:table-row>
        <table:table-row table:style-name="ro2">
          <table:table-cell office:value-type="string">
            <text:p><text:a xlink:href="mailto:a@yhoo.fr">a@yhoo.fr</text:a></text:p>
          </table:table-cell>
          <table:table-cell office:value-type="string">
            <text:p>produit A</text:p>
          </table:table-cell>
          <table:table-cell office:value-type="date" office:date-value="2022-01-12">
            <text:p>12/01/22</text:p>
          </table:table-cell>
          <table:table-cell table:formula="of:=[.A2]&amp;[.B2]&amp;&quot;12/01/2022&quot;" office:value-type="string" office:string-value="a@yhoo.frproduit A12/01/2022">
            <text:p>a@yhoo.frproduit A12/01/202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<text:a xlink:href="mailto:a@yhoo.fr">a@yhoo.fr</text:a></text:p>
          </table:table-cell>
          <table:table-cell office:value-type="string">
            <text:p>produit B</text:p>
          </table:table-cell>
          <table:table-cell office:value-type="date" office:date-value="2022-01-12">
            <text:p>12/01/22</text:p>
          </table:table-cell>
          <table:table-cell table:formula="of:=[.A3]&amp;[.B3]&amp;&quot;12/01/2022&quot;" office:value-type="string" office:string-value="a@yhoo.frproduit B12/01/2022">
            <text:p>a@yhoo.frproduit B12/01/20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a xlink:href="mailto:b@yahoo.fr">b@yahoo.fr</text:a></text:p>
          </table:table-cell>
          <table:table-cell office:value-type="string">
            <text:p>produit A</text:p>
          </table:table-cell>
          <table:table-cell office:value-type="date" office:date-value="2022-01-30">
            <text:p>30/01/22</text:p>
          </table:table-cell>
          <table:table-cell table:formula="of:=[.A4]&amp;[.B4]&amp;&quot;30/01/2022&quot;" office:value-type="string" office:string-value="b@yahoo.frproduit A30/01/2022">
            <text:p>b@yahoo.frproduit A30/01/202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<text:a xlink:href="mailto:b@yahoo.fr">b@yahoo.fr</text:a></text:p>
          </table:table-cell>
          <table:table-cell office:value-type="string">
            <text:p>produit B</text:p>
          </table:table-cell>
          <table:table-cell office:value-type="date" office:date-value="2022-01-30">
            <text:p>30/01/22</text:p>
          </table:table-cell>
          <table:table-cell table:formula="of:=[.A5]&amp;[.B5]&amp;&quot;30/01/2022&quot;" office:value-type="string" office:string-value="b@yahoo.frproduit B30/01/2022">
            <text:p>b@yahoo.frproduit B30/01/202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a xlink:href="mailto:ab@yahoo.fr">ab@yahoo.fr</text:a></text:p>
          </table:table-cell>
          <table:table-cell office:value-type="string">
            <text:p>produit C</text:p>
          </table:table-cell>
          <table:table-cell office:value-type="date" office:date-value="2021-02-15">
            <text:p>15/02/21</text:p>
          </table:table-cell>
          <table:table-cell table:formula="of:=[.A6]&amp;[.B6]&amp;&quot;15/02/2022&quot;" office:value-type="string" office:string-value="ab@yahoo.frproduit C15/02/2022">
            <text:p>ab@yahoo.frproduit C15/02/2022</text:p>
          </table:table-cell>
          <table:table-cell office:value-type="float" office:value="2">
            <text:p>2</text:p>
          </table:table-cell>
        </table:table-row>
      </table:table>
      <table:table table:name="Feuille5" table:style-name="ta1" table:print="false">
        <table:table-column table:style-name="co6" table:number-columns-repeated="4" table:default-cell-style-name="Default"/>
        <table:table-row table:style-name="ro1" table:number-rows-repeated="28">
          <table:table-cell table:number-columns-repeated="4"/>
        </table:table-row>
        <table:table-row table:style-name="ro2">
          <table:table-cell table:style-name="ce15" office:value-type="string">
            <text:p>email</text:p>
          </table:table-cell>
          <table:table-cell table:style-name="ce6" office:value-type="string">
            <text:p>nom client</text:p>
          </table:table-cell>
          <table:table-cell table:style-name="ce6" office:value-type="string">
            <text:p>num rue</text:p>
          </table:table-cell>
          <table:table-cell table:style-name="ce6" office:value-type="string">
            <text:p>rue</text:p>
          </table:table-cell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6" office:value-type="string">
            <text:p>Alain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rue de Paris</text:p>
          </table:table-cell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6" office:value-type="string">
            <text:p>Benoit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rue de Paris</text:p>
          </table:table-cell>
        </table:table-row>
        <table:table-row table:style-name="ro2">
          <table:table-cell table:style-name="ce15" office:value-type="string">
            <text:p><text:a xlink:href="mailto:ab@yahoo.fr">ab@yahoo.fr</text:a></text:p>
          </table:table-cell>
          <table:table-cell table:style-name="ce6" office:value-type="string">
            <text:p>Alain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ue de Marseil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6">16/12/2022</text:date>, <text:time>12:3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giaire Stagiaire</meta:initial-creator>
    <meta:creation-date>2022-12-16T10:18:50.98</meta:creation-date>
    <meta:generator>OpenOffice/4.1.13$Win32 OpenOffice.org_project/4113m1$Build-9810</meta:generator>
    <dc:date>2022-12-16T12:31:07.76</dc:date>
    <dc:creator>Stagiaire Stagiaire</dc:creator>
    <meta:editing-duration>PT2H11M25S</meta:editing-duration>
    <meta:editing-cycles>7</meta:editing-cycles>
    <meta:document-statistic meta:table-count="5" meta:cell-count="434" meta:object-count="0"/>
  </office:meta>
</office:document-meta>
</file>